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50%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50%" fo:text-align="end" style:justify-single-word="false"/>
    </style:style>
    <style:style style:name="P3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1"/>
      <style:text-properties fo:color="#000000" style:font-name="Times New Roman" fo:font-size="14pt" fo:font-weight="bold" fo:background-color="#ffffff" style:font-name-asian="Arial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fo:language="en" fo:country="US" fo:font-weight="bold" officeooo:paragraph-rsid="0019e2f5" fo:background-color="#ffffff" style:font-name-asian="Arial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fo:language="en" fo:country="US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fo:color="#000000" style:font-name="Times New Roman" fo:font-size="14pt" fo:language="en" fo:country="US" style:font-name-asian="Arial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style:font-name-asian="Arial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fo:color="#000000" style:font-name="Times New Roman" fo:font-size="14pt" style:font-name-asian="Arial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.423cm" loext:contextual-spacing="false" fo:line-height="15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1" style:family="text">
      <style:text-properties fo:color="#000000" style:font-name="Times New Roman" fo:font-size="14pt" fo:language="en" fo:country="US" fo:background-color="#ffffff" loext:char-shading-value="0" style:font-name-asian="Arial" style:font-size-asian="14pt" style:font-name-complex="Times New Roman1" style:font-size-complex="14pt"/>
    </style:style>
    <style:style style:name="T2" style:family="text">
      <style:text-properties fo:color="#000000" style:font-name="Times New Roman" fo:font-size="14pt" fo:language="en" fo:country="US" officeooo:rsid="001d3641" fo:background-color="#ffffff" loext:char-shading-value="0" style:font-name-asian="Arial" style:font-size-asian="14pt" style:font-name-complex="Times New Roman1" style:font-size-complex="14pt"/>
    </style:style>
    <style:style style:name="T3" style:family="text">
      <style:text-properties fo:color="#000000" style:font-name="Times New Roman" fo:font-size="14pt" fo:language="en" fo:country="US" style:font-name-asian="Arial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fo:language="en" fo:country="US" officeooo:rsid="001b5ae6" style:font-name-asian="Arial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fo:language="en" fo:country="US" officeooo:rsid="001d3641" style:font-name-asian="Arial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style:font-name-asian="Arial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background-color="#ffffff" loext:char-shading-value="0" style:font-name-asian="Arial" style:font-size-asian="14pt" style:font-name-complex="Times New Roman1" style:font-size-complex="14pt"/>
    </style:style>
    <style:style style:name="T8" style:family="text">
      <style:text-properties fo:language="ru" fo:country="RU" officeooo:rsid="001fc9a6"/>
    </style:style>
    <style:style style:name="T9" style:family="text">
      <style:text-properties officeooo:rsid="001fc9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МИНИСТЕРСТВО ОБРАЗОВАНИЯ И НАУКИ РОССИЙСКОЙ ФЕДЕРАЦИИ</text:p>
      <text:p text:style-name="P4"><text:text-input text:description="">{{context.university}}</text:text-input></text:p>
      <text:p text:style-name="P6"><text:span text:style-name="T8">Факультет «</text:span><text:span text:style-name="T8"><text:text-input text:description="">{{context.facultet}}</text:text-input></text:span><text:span text:style-name="T8">»</text:span></text:p>
      <text:p text:style-name="P5"><text:span text:style-name="T8">Кафедра </text:span><text:text-input text:description="">{{context.chair}}</text:text-input></text:p>
      <text:p text:style-name="P10"><text:line-break/><text:line-break/><text:line-break/><text:line-break/><text:line-break/></text:p>
      <text:p text:style-name="P8">КУРСОВАЯ РАБОТА</text:p>
      <text:p text:style-name="P1"><text:span text:style-name="T6">по дисциплине: </text:span><text:span text:style-name="T7">«</text:span><text:span text:style-name="T7"><text:text-input text:description=""/></text:span><text:span text:style-name="T2"><text:text-input text:description="">{{context.subject}}</text:text-input></text:span><text:span text:style-name="T7">»</text:span></text:p>
      <text:p text:style-name="P1"><text:bookmark text:name="_gjdgxs"/><text:span text:style-name="T6">на тему: </text:span><text:span text:style-name="T7">«</text:span><text:span text:style-name="T7"><text:text-input text:description=""/></text:span><text:span text:style-name="T1"><text:text-input text:description="">{{context.theme}}</text:text-input></text:span><text:span text:style-name="T7">»</text:span></text:p>
      <text:p text:style-name="P10"><text:line-break/></text:p>
      <text:p text:style-name="P9">Выполнил:</text:p>
      <text:p text:style-name="P2"><text:span text:style-name="T6">студент </text:span><text:span text:style-name="T3"><text:text-input text:description="">{{context.course}}</text:text-input></text:span><text:span text:style-name="T6"> курса, гр. </text:span><text:span text:style-name="T3"><text:text-input text:description="">{{context.group}}</text:text-input></text:span></text:p>
      <text:p text:style-name="P2"><text:span text:style-name="T3"><text:text-input text:description="">{{context.full_name}}</text:text-input></text:span><text:span text:style-name="T6">.</text:span></text:p>
      <text:p text:style-name="P9">Руководитель:</text:p>
      <text:p text:style-name="P2"><text:span text:style-name="T3"><text:text-input text:description="">{{context.position}}</text:text-input></text:span><text:span text:style-name="T3">,</text:span></text:p>
      <text:p text:style-name="P7"><text:text-input text:description="">{{context.teacher}}</text:text-input></text:p>
      <text:p text:style-name="P10"><text:line-break/><text:line-break/><text:line-break/><text:line-break/><text:line-break/></text:p>
      <text:p text:style-name="P1"><text:span text:style-name="T5"><text:text-input text:description="">{{context.city}}</text:text-input></text:span><text:span text:style-name="T6">, </text:span><text:span text:style-name="T4">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ru" style:country-asian="RU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ru" style:country-asian="RU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1:17:00</meta:creation-date>
    <dc:language>en-US</dc:language>
    <dc:date>2020-02-02T22:01:42.163000000</dc:date>
    <meta:editing-cycles>10</meta:editing-cycles>
    <meta:editing-duration>PT3H38M8S</meta:editing-duration>
    <meta:generator>LibreOffice/5.2.5.1$Windows_X86_64 LibreOffice_project/0312e1a284a7d50ca85a365c316c7abbf20a4d22</meta:generator>
    <meta:document-statistic meta:table-count="0" meta:image-count="0" meta:object-count="0" meta:page-count="1" meta:paragraph-count="17" meta:word-count="66" meta:character-count="409" meta:non-whitespace-character-count="3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